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2.57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verview of City Cloud System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esigned by James Ehlman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en developing home hero, wouldn't it be cool if we could collect data at a city wide level and do diagnostics on it?</text:p>
              </text:list-item>
              <text:list-item>
                <text:p>Google already does this with android phones, apple probably does it as well, etc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 Conce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ny Home Hero's data can be pushed to a cloud for the city to analyze data. </text:p>
              </text:list-item>
              <text:list-item>
                <text:p>This data could be used to examine city, state, country wellness</text:p>
              </text:list-item>
              <text:list-item>
                <text:p>This concept differs in the fact that it won't be hospitals pushing, it will be individual homes opting in to pus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1. Data must be anonymized</text:p>
                <text:p>2. Data must be secure</text:p>
                <text:p>3. Data storage must be expandable easily using cloud technolog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ave a cloud based webservice api that can accept data, and make the home heroes push data to our webservice on cron tim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z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P.net web service can be extended dynamically on Azure</text:p>
              </text:list-item>
              <text:list-item>
                <text:p>Transact SQL database (Azure SQL) can be extended (to handle cloud levels of data) dynamically for critical applications.</text:p>
              </text:list-item>
              <text:list-item>
                <text:p>Azure automatically allows you to use their HTTPS certific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cu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tful web service using asp.net </text:p>
              </text:list-item>
              <text:list-item>
                <text:p>HTTPs to secure the data transmission / grabbing </text:p>
              </text:list-item>
              <text:list-item>
                <text:p>Request hidden password and ID (assigned to user), these are required for any transaction with the database</text:p>
              </text:list-item>
              <text:list-item>
                <text:p>Because only the ID and Password are recorded the data is anonymiz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tter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added security one should store the passwords hashed with salt in the database. </text:p>
              </text:list-item>
              <text:list-item>
                <text:p>I did not use ADO.net for the stored entities, when possible I prefer to use ORM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s to Implement Anywhe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1. Select an Architecture</text:p>
            <text:p>2. Select an Appropriate Cloud Service</text:p>
            <text:p>3. Build a basic restful controller</text:p>
            <text:p>4. Getting it onto the Cloud</text:p>
            <text:p>5. Extend and Implement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s 1 &amp; 2 Selecting your Plat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ften you will be forced into a particular cloud service, if that is the case it is recommended that you use an architecture that the cloud you are using supports well, to minimize problems.</text:p>
              </text:list-item>
              <text:list-item>
                <text:p>What I am saying is, the order of steps 1 &amp; 2 do not mat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1. Selecting an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p>1. Discover what archetecture you want to use Most popular for APIs are </text:p>
            <text:list text:style-name="L3">
              <text:list-item>
                <text:p>C# + Transact SQL </text:p>
              </text:list-item>
              <text:list-item>
                <text:p>Java + Oracle SQL</text:p>
              </text:list-item>
              <text:list-item>
                <text:p>PHP + MySql</text:p>
              </text:list-item>
            </text:list>
            <text:p>2. It is highly recommended that you set up an ORM if you are not using PHP, it makes programming easie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. Selecting a Cloud Serv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zure: C# and Transact SQL / SQL Server</text:p>
              </text:list-item>
              <text:list-item>
                <text:p>AWS: The brag it can be anything it ec2 containers</text:p>
              </text:list-item>
              <text:list-item>
                <text:p>Google Compute?</text:p>
              </text:list-item>
              <text:list-item>
                <text:p>IBM Softlayer?</text:p>
              </text:list-item>
              <text:list-item>
                <text:p>Century Link Cloud Service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1. Building a Restful Controller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1. It should be something that you can test locally, so make sure that you don't need to push to the cloud every time</text:p>
            <text:p>2. Make sure to set up local and dev configurations</text:p>
            <text:p>3. </text:p>
            <text:p>4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36:59.495746708</meta:creation-date>
    <dc:date>2017-04-30T16:52:06.848417636</dc:date>
    <meta:editing-duration>PT10H35M53S</meta:editing-duration>
    <meta:editing-cycles>2</meta:editing-cycles>
    <meta:generator>LibreOffice/4.3.3.2$Linux_X86_64 LibreOffice_project/430m0$Build-2</meta:generator>
    <meta:document-statistic meta:object-count="73"/>
  </office:meta>
</office:document-meta>
</file>